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Nachlieli CLM" svg:font-family="'Nachlieli CLM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3.517cm" style:rel-column-width="13106*"/>
    </style:style>
    <style:style style:name="Tabela1.B" style:family="table-column">
      <style:table-column-properties style:column-width="3.517cm" style:rel-column-width="13107*"/>
    </style:style>
    <style:style style:name="Tabela1.C" style:family="table-column">
      <style:table-column-properties style:column-width="5.276cm" style:rel-column-width="19659*"/>
    </style:style>
    <style:style style:name="Tabela1.D" style:family="table-column">
      <style:table-column-properties style:column-width="5.278cm" style:rel-column-width="1966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  <style:text-properties style:font-name="Liberation Sans" fo:language="pt" fo:country="BR"/>
    </style:style>
    <style:style style:name="P2" style:family="paragraph" style:parent-style-name="Heading_20_2">
      <style:text-properties style:font-name="Liberation Sans" fo:language="pt" fo:country="BR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language="pt" fo:country="BR" fo:font-weight="bold" officeooo:rsid="0011fb96" officeooo:paragraph-rsid="0001f47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44pt" fo:language="pt" fo:country="BR" officeooo:rsid="0011fb96" officeooo:paragraph-rsid="0001f478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44pt" fo:language="pt" fo:country="BR" officeooo:rsid="000638be" officeooo:paragraph-rsid="0001f478" style:font-size-asian="44pt" style:font-size-complex="44pt"/>
    </style:style>
    <style:style style:name="P6" style:family="paragraph" style:parent-style-name="Standard">
      <style:text-properties style:font-name="Liberation Sans" fo:language="pt" fo:country="BR"/>
    </style:style>
    <style:style style:name="P7" style:family="paragraph" style:parent-style-name="Standard">
      <style:paragraph-properties fo:text-align="center" style:justify-single-word="false"/>
      <style:text-properties style:font-name="Liberation Sans" fo:language="pt" fo:country="BR" officeooo:paragraph-rsid="0001f478"/>
    </style:style>
    <style:style style:name="P8" style:family="paragraph" style:parent-style-name="Standard">
      <style:paragraph-properties fo:text-align="center" style:justify-single-word="false"/>
      <style:text-properties style:font-name="Liberation Sans" fo:language="pt" fo:country="BR" officeooo:rsid="0011fb96" officeooo:paragraph-rsid="0001f478"/>
    </style:style>
    <style:style style:name="P9" style:family="paragraph" style:parent-style-name="Standard">
      <style:paragraph-properties fo:text-align="center" style:justify-single-word="false"/>
      <style:text-properties style:font-name="Liberation Sans" fo:language="pt" fo:country="BR" fo:font-weight="bold" officeooo:rsid="0011fb96" officeooo:paragraph-rsid="0001f47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fo:language="pt" fo:country="BR" fo:font-weight="bold" officeooo:paragraph-rsid="0007fd6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4pt" fo:language="pt" fo:country="BR" fo:font-weight="bold" officeooo:rsid="00c3df83" officeooo:paragraph-rsid="0007fd6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4pt" fo:language="pt" fo:country="BR" fo:font-weight="bold" officeooo:rsid="00c28c0d" officeooo:paragraph-rsid="0007fd6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ans" fo:language="pt" fo:country="BR"/>
    </style:style>
    <style:style style:name="P14" style:family="paragraph" style:parent-style-name="Text_20_body">
      <style:text-properties style:font-name="Liberation Sans" fo:language="pt" fo:country="BR" officeooo:rsid="000402b1" officeooo:paragraph-rsid="000402b1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" fo:font-size="14pt" fo:language="pt" fo:country="BR" fo:font-weight="normal" officeooo:rsid="0054dceb" officeooo:paragraph-rsid="0005545b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" fo:font-size="14pt" fo:language="pt" fo:country="BR" fo:font-weight="normal" officeooo:rsid="0005545b" officeooo:paragraph-rsid="0005545b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4pt" fo:language="pt" fo:country="BR" fo:font-weight="bold" officeooo:rsid="00b2f23f" officeooo:paragraph-rsid="0007fd6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" fo:font-size="14.1000003814697pt" fo:language="pt" fo:country="BR" fo:font-weight="bold" officeooo:rsid="00af2f7e" officeooo:paragraph-rsid="0007fd6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ans" fo:font-size="14.1000003814697pt" fo:language="pt" fo:country="BR" fo:font-weight="bold" officeooo:rsid="0009a57f" officeooo:paragraph-rsid="0009a5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itle">
      <style:paragraph-properties fo:text-align="center" style:justify-single-word="false"/>
      <style:text-properties style:font-name="Liberation Sans" fo:language="pt" fo:country="BR" officeooo:paragraph-rsid="0001f4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fb96" style:font-weight-asian="bold" style:font-weight-complex="bold"/>
    </style:style>
    <style:style style:name="T3" style:family="text">
      <style:text-properties fo:font-weight="bold" officeooo:rsid="00204bed" style:font-weight-asian="bold" style:font-weight-complex="bold"/>
    </style:style>
    <style:style style:name="T4" style:family="text">
      <style:text-properties fo:font-weight="bold" officeooo:rsid="0049d521" style:font-weight-asian="bold" style:font-weight-complex="bold"/>
    </style:style>
    <style:style style:name="T5" style:family="text">
      <style:text-properties fo:font-weight="bold" officeooo:rsid="00061763" style:font-weight-asian="bold" style:font-weight-complex="bold"/>
    </style:style>
    <style:style style:name="T6" style:family="text">
      <style:text-properties fo:font-weight="bold" style:font-name-asian="Noto Sans CJK SC" style:font-weight-asian="bold" style:font-name-complex="Lohit Devanagari" style:font-weight-complex="bold"/>
    </style:style>
    <style:style style:name="T7" style:family="text">
      <style:text-properties fo:font-weight="bold" officeooo:rsid="00bb394f" style:font-name-asian="Noto Sans CJK SC" style:font-weight-asian="bold" style:font-name-complex="Lohit Devanagari" style:font-weight-complex="bold"/>
    </style:style>
    <style:style style:name="T8" style:family="text">
      <style:text-properties fo:font-weight="bold" officeooo:rsid="0054dceb" style:font-name-asian="Noto Sans CJK SC" style:font-weight-asian="bold" style:font-name-complex="Lohit Devanagari" style:font-weight-complex="bold"/>
    </style:style>
    <style:style style:name="T9" style:family="text">
      <style:text-properties officeooo:rsid="0003cf7f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13" style:family="text">
      <style:text-properties style:font-name="Liberation Sans" fo:font-size="44pt" fo:font-weight="bold" officeooo:rsid="00235e95" style:font-name-asian="Noto Sans CJK SC" style:font-size-asian="44pt" style:font-weight-asian="bold" style:font-name-complex="Lohit Devanagari" style:font-size-complex="44pt" style:font-weight-complex="bold"/>
    </style:style>
    <style:style style:name="T14" style:family="text">
      <style:text-properties style:font-name="Liberation Sans" fo:font-size="44pt" fo:font-weight="bold" officeooo:rsid="0049d521" style:font-name-asian="Noto Sans CJK SC" style:font-size-asian="44pt" style:font-weight-asian="bold" style:font-name-complex="Lohit Devanagari" style:font-size-complex="44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4pt" officeooo:rsid="0049d521" style:font-size-asian="44pt" style:font-size-complex="44pt"/>
    </style:style>
    <style:style style:name="T17" style:family="text">
      <style:text-properties fo:font-size="44pt" officeooo:rsid="000638be" style:font-size-asian="44pt" style:font-size-complex="44pt"/>
    </style:style>
    <style:style style:name="T18" style:family="text">
      <style:text-properties fo:font-size="44pt" officeooo:rsid="000c2672" style:font-size-asian="44pt" style:font-size-complex="44pt"/>
    </style:style>
    <style:style style:name="T19" style:family="text">
      <style:text-properties fo:font-size="44pt" fo:font-weight="bold" officeooo:rsid="00235e95" style:font-name-asian="Noto Sans CJK SC" style:font-size-asian="44pt" style:font-weight-asian="bold" style:font-name-complex="Lohit Devanagari" style:font-size-complex="44pt" style:font-weight-complex="bold"/>
    </style:style>
    <style:style style:name="T20" style:family="text">
      <style:text-properties fo:font-size="44pt" fo:font-weight="bold" officeooo:rsid="0049d521" style:font-name-asian="Noto Sans CJK SC" style:font-size-asian="44pt" style:font-weight-asian="bold" style:font-name-complex="Lohit Devanagari" style:font-size-complex="44pt" style:font-weight-complex="bold"/>
    </style:style>
    <style:style style:name="T21" style:family="text">
      <style:text-properties fo:language="pt" fo:country="BR" fo:font-weight="bold" style:font-weight-asian="bold" style:font-weight-complex="bold"/>
    </style:style>
    <style:style style:name="T22" style:family="text">
      <style:text-properties style:font-name="TimesNewRomanPSMT" fo:font-weight="bold" style:font-name-asian="Noto Sans CJK SC" style:font-weight-asian="bold" style:font-name-complex="Lohit Devanagari" style:font-weight-complex="bold"/>
    </style:style>
    <style:style style:name="T23" style:family="text">
      <style:text-properties style:font-name="TimesNewRomanPSMT" fo:font-weight="bold" officeooo:rsid="00bb394f" style:font-name-asian="Noto Sans CJK SC" style:font-weight-asian="bold" style:font-name-complex="Lohit Devanagari" style:font-weight-complex="bold"/>
    </style:style>
    <style:style style:name="T24" style:family="text">
      <style:text-properties style:font-name="TimesNewRomanPSMT" fo:font-weight="bold" officeooo:rsid="0054dceb" style:font-name-asian="Noto Sans CJK SC" style:font-weight-asian="bold" style:font-name-complex="Lohit Devanagari" style:font-weight-complex="bold"/>
    </style:style>
    <style:style style:name="T25" style:family="text">
      <style:text-properties style:font-name="TimesNewRomanPSMT" fo:font-size="14.1000003814697pt" style:font-name-asian="Noto Sans CJK SC" style:font-size-asian="14.1000003814697pt" style:font-name-complex="Lohit Devanagari" style:font-size-complex="14.1000003814697pt"/>
    </style:style>
    <style:style style:name="T26" style:family="text">
      <style:text-properties style:font-name="TimesNewRomanPSMT" fo:font-size="14.1000003814697pt" officeooo:rsid="004d4099" style:font-name-asian="Noto Sans CJK SC" style:font-size-asian="14.1000003814697pt" style:font-name-complex="Lohit Devanagari" style:font-size-complex="14.1000003814697pt"/>
    </style:style>
    <style:style style:name="T27" style:family="text">
      <style:text-properties style:font-name="TimesNewRomanPSMT" fo:font-size="14.1000003814697pt" fo:font-weight="bold" officeooo:rsid="004d409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8" style:family="text">
      <style:text-properties style:font-name="TimesNewRomanPSMT" fo:font-size="14.1000003814697pt" fo:font-weight="bold" officeooo:rsid="00af2f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" style:family="text">
      <style:text-properties style:font-name="TimesNewRomanPSMT" fo:font-size="14.1000003814697pt" fo:font-weight="bold" officeooo:rsid="0007fd6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0" style:family="text">
      <style:text-properties style:font-name="TimesNewRomanPSMT" fo:font-size="14.1000003814697pt" fo:font-weight="bold" officeooo:rsid="0009a5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1" style:family="text">
      <style:text-properties officeooo:rsid="0007fd6d"/>
    </style:style>
    <style:style style:name="T32" style:family="text">
      <style:text-properties officeooo:rsid="0009a57f"/>
    </style:style>
    <style:style style:name="T33" style:family="text">
      <style:text-properties fo:font-size="14.1000003814697pt" fo:font-weight="bold" officeooo:rsid="0009a5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4" style:family="text">
      <style:text-properties fo:font-size="14.1000003814697pt" fo:font-weight="bold" officeooo:rsid="004d409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5" style:family="text">
      <style:text-properties fo:font-size="14.1000003814697pt" fo:font-weight="bold" officeooo:rsid="00af2f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6" style:family="text">
      <style:text-properties fo:font-size="14.1000003814697pt" fo:font-weight="bold" officeooo:rsid="0007fd6d" style:font-name-asian="Noto Sans CJK SC" style:font-size-asian="14.1000003814697pt" style:font-weight-asian="bold" style:font-name-complex="Lohit Devanagari" style:font-size-complex="14.100000381469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RORAIMA</text:p>
      <text:p text:style-name="P3">DISCIPLINA <text:span text:style-name="T9">CONSTRUÇÃO DE</text:span> <text:span text:style-name="T9">COMPILADORES</text:span></text:p>
      <text:p text:style-name="P7"><text:span text:style-name="T11">PROF.: </text:span><text:span text:style-name="T12">DR.</text:span><text:span text:style-name="T11"> </text:span><text:span text:style-name="T12">LUCIANO FERREIRA</text:span></text:p>
      <text:p text:style-name="P8"><text:span text:style-name="T10">ALUNO: FELIPE DERKIAN DE SOUSA FREITAS</text:span></text:p>
      <text:p text:style-name="P8"/>
      <text:p text:style-name="P8"/>
      <text:p text:style-name="P8"/>
      <text:p text:style-name="P8"/>
      <text:p text:style-name="P8"/>
      <text:p text:style-name="P4"/>
      <text:p text:style-name="P5"/>
      <text:p text:style-name="P5"/>
      <text:p text:style-name="P20"><text:span text:style-name="T19">T</text:span><text:span text:style-name="T20">RABALHO</text:span><text:span text:style-name="T16"> </text:span></text:p>
      <text:p text:style-name="P20"><text:span text:style-name="T17">S</text:span><text:span text:style-name="T15">LIDE </text:span><text:span text:style-name="T16">1</text:span><text:span text:style-name="T18">1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7"><text:span text:style-name="T2">BOA VISTA, </text:span><text:span text:style-name="T3">3</text:span><text:span text:style-name="T4">1</text:span><text:span text:style-name="T2"> DE </text:span><text:span text:style-name="T3">OUTUBRO</text:span><text:span text:style-name="T2"> DE 2020</text:span></text:p>
      <text:h text:style-name="P1" text:outline-level="2"><text:span text:style-name="T2">1</text:span><text:span text:style-name="T1">) Pesquise e proponha uma gramática LL(1), sem ambig</text:span><text:span text:style-name="T5">u</text:span><text:span text:style-name="T1">idades, e sem recursões a esquerda;</text:span></text:h>
      <text:p text:style-name="P13"><text:span text:style-name="T1"/></text:p>
      <text:p text:style-name="P14"><text:span text:style-name="T1">Gramática LL(1) para verificar balanço de parenteses na expressão.</text:span></text:p>
      <text:p text:style-name="P14"><text:span text:style-name="T1"/></text:p>
      <text:p text:style-name="P15"><text:span text:style-name="T7">(1) </text:span><text:span text:style-name="T6">S  ( S ) S</text:span></text:p>
      <text:p text:style-name="P16"><text:span text:style-name="T6">(2) S </text:span><text:span text:style-name="T8"> </text:span><text:span text:style-name="T6">&amp;</text:span></text:p>
      <text:p text:style-name="P14"><text:span text:style-name="T1"/></text:p>
      <text:h text:style-name="P2" text:outline-level="2"><text:span text:style-name="T33">2) </text:span><text:span text:style-name="T34">T</text:span><text:span text:style-name="T35">ABELA </text:span><text:span text:style-name="T36">SINTÁTICA</text:span><text:span text:style-name="T35"> DA GRAMÁTICA</text:span></text:h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(</text:p>
          </table:table-cell>
          <table:table-cell table:style-name="Tabela1.A1" office:value-type="string">
            <text:p text:style-name="P17">)</text:p>
          </table:table-cell>
          <table:table-cell table:style-name="Tabela1.D1" office:value-type="string">
            <text:p text:style-name="P12">$</text:p>
          </table:table-cell>
        </table:table-row>
        <table:table-row>
          <table:table-cell table:style-name="Tabela1.A2" office:value-type="string">
            <text:p text:style-name="P12">S</text:p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2</text:p>
          </table:table-cell>
          <table:table-cell table:style-name="Tabela1.D2" office:value-type="string">
            <text:p text:style-name="P11">-</text:p>
          </table:table-cell>
        </table:table-row>
      </table:table>
      <text:p text:style-name="P18"><text:span text:style-name="T1"/></text:p>
      <text:p text:style-name="P18"><text:span text:style-name="T1"/></text:p>
      <text:h text:style-name="P2" text:outline-level="2"><text:span text:style-name="T32">3) </text:span>Código Implementado</text:h>
      <text:p text:style-name="P19"/>
      <text:p text:style-name="P6">/**</text:p>
      <text:p text:style-name="P6"><text:s/>* <text:s/>Author: Felipe Derkian de Sousa Freitas</text:p>
      <text:p text:style-name="P6"><text:s/>* <text:s/></text:p>
      <text:p text:style-name="P6"><text:s/>* <text:s/>Data: 31/10/2020</text:p>
      <text:p text:style-name="P6"><text:s/>* </text:p>
      <text:p text:style-name="P6"><text:s/>* <text:s/>Analisador preditivo para a gramática de balanço de parenteses na expressão</text:p>
      <text:p text:style-name="P6"><text:s/>* </text:p>
      <text:p text:style-name="P6"><text:s/>* <text:s/>ex: (4 + 3 * ( 4 - 2 ))</text:p>
      <text:p text:style-name="P6"><text:s/>* </text:p>
      <text:p text:style-name="P6"><text:s/>*/</text:p>
      <text:p text:style-name="P6"/>
      <text:p text:style-name="P6">#include &lt;stack&gt;</text:p>
      <text:p text:style-name="P6">#include &lt;iostream&gt;</text:p>
      <text:p text:style-name="P6">#include &lt;stdio.h&gt;</text:p>
      <text:p text:style-name="P6">#include &lt;stdlib.h&gt;</text:p>
      <text:p text:style-name="P6">#include &lt;string.h&gt;</text:p>
      <text:p text:style-name="P6">using namespace std;</text:p>
      <text:p text:style-name="P6"/>
      <text:p text:style-name="P6"><text:soft-page-break/>bool validateExpression(char *expression)</text:p>
      <text:p text:style-name="P6">{</text:p>
      <text:p text:style-name="P6"><text:s text:c="4"/>stack&lt;char&gt; pilha;</text:p>
      <text:p text:style-name="P6"><text:s text:c="4"/>bool flag = true;</text:p>
      <text:p text:style-name="P6"><text:s text:c="4"/></text:p>
      <text:p text:style-name="P6"><text:s text:c="4"/>for (int i = 0; i &lt; expression[i] != '\0' &amp;&amp; flag; i++)</text:p>
      <text:p text:style-name="P6"><text:s text:c="4"/>{</text:p>
      <text:p text:style-name="P6"><text:s text:c="8"/>cout &lt;&lt; "&gt; " &lt;&lt; expression[i] &lt;&lt; endl;</text:p>
      <text:p text:style-name="P6"><text:s text:c="8"/>switch (expression[i])</text:p>
      <text:p text:style-name="P6"><text:s text:c="8"/>{</text:p>
      <text:p text:style-name="P6"><text:s text:c="8"/>case '(':</text:p>
      <text:p text:style-name="P6"><text:s text:c="12"/>pilha.push('(');</text:p>
      <text:p text:style-name="P6"><text:s text:c="12"/>break;</text:p>
      <text:p text:style-name="P6"><text:s text:c="8"/>case ')':</text:p>
      <text:p text:style-name="P6"><text:s text:c="12"/>if (pilha.empty() || pilha.top() == ')')</text:p>
      <text:p text:style-name="P6"><text:s text:c="12"/>{</text:p>
      <text:p text:style-name="P6"><text:s text:c="16"/>flag = false;</text:p>
      <text:p text:style-name="P6"><text:s text:c="12"/>}</text:p>
      <text:p text:style-name="P6"><text:s text:c="12"/>else if (pilha.top() == '(')</text:p>
      <text:p text:style-name="P6"><text:s text:c="12"/>{</text:p>
      <text:p text:style-name="P6"><text:s text:c="16"/>pilha.pop();</text:p>
      <text:p text:style-name="P6"><text:s text:c="12"/>}</text:p>
      <text:p text:style-name="P6"><text:s text:c="8"/>}</text:p>
      <text:p text:style-name="P6"><text:s text:c="4"/>}</text:p>
      <text:p text:style-name="P6"/>
      <text:p text:style-name="P6"><text:s text:c="4"/>return (pilha.empty() &amp;&amp; flag) ? true : false;</text:p>
      <text:p text:style-name="P6">}</text:p>
      <text:p text:style-name="P6"/>
      <text:p text:style-name="P6">int main()</text:p>
      <text:p text:style-name="P6">{</text:p>
      <text:p text:style-name="P6"><text:s text:c="4"/>char expression[1000];</text:p>
      <text:p text:style-name="P6"/>
      <text:p text:style-name="P6"><text:s text:c="4"/>cout &lt;&lt; "Informe a sequencia de parenteses:\n&gt;&gt;&gt; <text:s/>";</text:p>
      <text:p text:style-name="P6"><text:s text:c="4"/>scanf("%[^\n]s", expression);</text:p>
      <text:p text:style-name="P6"/>
      <text:p text:style-name="P6"><text:s text:c="4"/>cout &lt;&lt; (validateExpression(expression) ? "Balanceado" : "Nao Balanceado") &lt;&lt; endl;</text:p>
      <text:p text:style-name="P6"/>
      <text:p text:style-name="P6"><text:s text:c="4"/>return EXIT_SUCCESS;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Nachlieli CLM" svg:font-family="'Nachlieli CLM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31T17:32:07.291000000</dc:date>
    <meta:editing-duration>PT18M3S</meta:editing-duration>
    <meta:editing-cycles>12</meta:editing-cycles>
    <meta:document-statistic meta:table-count="1" meta:image-count="0" meta:object-count="0" meta:page-count="3" meta:paragraph-count="70" meta:word-count="228" meta:character-count="1543" meta:non-whitespace-character-count="1140"/>
  </office:meta>
</office:document-meta>
</file>